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2" style:family="paragraph" style:parent-style-name="Text_20_body">
      <style:paragraph-properties fo:text-align="justify" style:justify-single-word="false"/>
    </style:style>
    <style:style style:name="P63" style:family="paragraph" style:parent-style-name="Text_20_body">
      <style:text-properties fo:color="#ff6600" fo:language="ru" fo:country="RU"/>
    </style:style>
    <style:style style:name="P64" style:family="paragraph" style:parent-style-name="Text_20_body">
      <style:text-properties fo:language="ru" fo:country="RU"/>
    </style:style>
    <style:style style:name="P65" style:family="paragraph" style:parent-style-name="Text_20_body">
      <style:paragraph-properties fo:background-color="#eeeeee">
        <style:background-image/>
      </style:paragraph-properties>
    </style:style>
    <style:style style:name="P66" style:family="paragraph" style:parent-style-name="Text_20_body">
      <style:paragraph-properties fo:background-color="#eeeeee">
        <style:background-image/>
      </style:paragraph-properties>
      <style:text-properties fo:language="ru" fo:country="RU"/>
    </style:style>
    <style:style style:name="P67" style:family="paragraph" style:parent-style-name="Text_20_body">
      <style:paragraph-properties fo:text-align="justify" style:justify-single-word="false" fo:background-color="#eeeeee">
        <style:background-image/>
      </style:paragraph-properties>
      <style:text-properties fo:language="ru" fo:country="RU"/>
    </style:style>
    <style:style style:name="P68" style:family="paragraph" style:parent-style-name="First_20_line_20_indent">
      <style:paragraph-properties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0" style:family="paragraph" style:parent-style-name="Text_20_body">
      <style:paragraph-properties fo:margin-left="0cm" fo:margin-right="0cm" fo:text-align="justify" style:justify-single-word="false" fo:text-indent="0cm" style:auto-text-indent="false"/>
    </style:style>
    <style:style style:name="P71" style:family="paragraph" style:parent-style-name="Text_20_body">
      <style:paragraph-properties fo:margin-left="0cm" fo:margin-right="0cm" fo:text-align="justify" style:justify-single-word="false" fo:text-indent="0cm" style:auto-text-indent="false"/>
      <style:text-properties fo:color="#800000"/>
    </style:style>
    <style:style style:name="P72" style:family="paragraph" style:parent-style-name="Text_20_body">
      <style:paragraph-properties fo:margin-left="0cm" fo:margin-right="0cm" fo:text-align="center" style:justify-single-word="false" fo:text-indent="0cm" style:auto-text-indent="false"/>
    </style:style>
    <style:style style:name="P7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1" style:family="paragraph" style:parent-style-name="Footnote">
      <style:text-properties fo:language="en" fo:country="US"/>
    </style:style>
    <style:style style:name="P82" style:family="paragraph" style:parent-style-name="Footnote">
      <style:text-properties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0" style:family="paragraph" style:parent-style-name="Heading_20_1">
      <style:paragraph-properties fo:margin-left="0cm" fo:margin-right="0cm" fo:text-align="center" style:justify-single-word="false" fo:text-indent="0.499cm" style:auto-text-indent="false"/>
    </style:style>
    <style:style style:name="P91" style:family="paragraph" style:parent-style-name="Heading_20_1">
      <style:paragraph-properties fo:background-color="#eeeeee">
        <style:background-image/>
      </style:paragraph-properties>
    </style:style>
    <style:style style:name="P92" style:family="paragraph" style:parent-style-name="Heading_20_2">
      <style:paragraph-properties fo:background-color="#eeeeee">
        <style:background-image/>
      </style:paragraph-properties>
    </style:style>
    <style:style style:name="P93" style:family="paragraph" style:parent-style-name="Heading_20_2">
      <style:paragraph-properties fo:background-color="#eeeeee">
        <style:background-image/>
      </style:paragraph-properties>
      <style:text-properties fo:language="ru" fo:country="RU"/>
    </style:style>
    <style:style style:name="P9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list-style-name="L1">
      <style:paragraph-properties fo:text-align="justify" style:justify-single-word="false"/>
    </style:style>
    <style:style style:name="P96" style:family="paragraph" style:parent-style-name="Text_20_body" style:list-style-name="L1">
      <style:paragraph-properties fo:text-align="justify" style:justify-single-word="false"/>
      <style:text-properties fo:language="ru" fo:country="RU"/>
    </style:style>
    <style:style style:name="P97" style:family="paragraph" style:parent-style-name="Text_20_body" style:list-style-name="L2">
      <style:paragraph-properties fo:text-align="justify" style:justify-single-word="false"/>
      <style:text-properties fo:language="ru" fo:country="RU"/>
    </style:style>
    <style:style style:name="P98" style:family="paragraph" style:parent-style-name="Text_20_body" style:list-style-name="L3">
      <style:text-properties fo:language="ru" fo:country="RU"/>
    </style:style>
    <style:style style:name="P99"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623197202323714405" text:style-name="L1">
        <text:list-item>
          <text:p text:style-name="P95">добавить детектив <text:span text:style-name="T1">(реализовано)</text:span>+ магические уроки/трактаты Старсвирла</text:p>
        </text:list-item>
        <text:list-item>
          <text:p text:style-name="P96">Терра несколько раз пытается убить Макса (один раз — в аквапарке). Несколько раз Макса спасает Селестия (даёт приказы Нексусу)</text:p>
        </text:list-item>
        <text:list-item>
          <text:p text:style-name="P96">Книги:</text:p>
        </text:list-item>
      </text:list>
      <text:list xml:id="list6812007175198169374" text:style-name="L2">
        <text:list-item>
          <text:p text:style-name="P97">«Великие грифоны прошлого» - из канона (5<text:span text:style-name="T5">s8e)</text:span></text:p>
        </text:list-item>
        <text:list-item>
          <text:p text:style-name="P97">«Высшие заклинания в повседневном использовании: от песчинки до дворца»</text:p>
        </text:list-item>
        <text:list-item>
          <text:p text:style-name="P97">«Малоизвестные аспекты магии трансформаций»</text:p>
        </text:list-item>
        <text:list-item>
          <text:p text:style-name="P9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7">Дасти Вейфарер «Зебрианская культура, быт и фольклор»</text:p>
        </text:list-item>
        <text:list-item>
          <text:p text:style-name="P97">«Краткая история Эквестрии»</text:p>
        </text:list-item>
        <text:list-item>
          <text:p text:style-name="P97">«Шедевры архитектуры Эквестрии» с разделом о Кантерлотском Королевском Дворце</text:p>
        </text:list-item>
        <text:list-item>
          <text:p text:style-name="P97">«Великие дела и великие чары». Страница 893: …</text:p>
        </text:list-item>
        <text:list-item>
          <text:p text:style-name="P97">«Природа Проклятий» - обмен</text:p>
        </text:list-item>
        <text:list-item>
          <text:p text:style-name="P97">«Магия для Чайников» - обмен</text:p>
        </text:list-item>
        <text:list-item>
          <text:p text:style-name="P97">«Энциклопедия Арканум» - обмен</text:p>
        </text:list-item>
        <text:list-item>
          <text:p text:style-name="P97">«О Гейсах» - обмен</text:p>
        </text:list-item>
        <text:list-item>
          <text:p text:style-name="P97">«Тайны Тайных Наук» - обмен</text:p>
        </text:list-item>
        <text:list-item>
          <text:p text:style-name="P97">«Основы Заклятий» - обмен</text:p>
        </text:list-item>
        <text:list-item>
          <text:p text:style-name="P9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518549638477639200" text:style-name="L3">
        <text:list-item>
          <text:p text:style-name="P9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8">Селестия — переменчивая пони. В одно время не строгая, а в другое может быть такой, что страшно становится</text:p>
        </text:list-item>
        <text:list-item>
          <text:p text:style-name="P9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8">Около 820-ти лет назад будущий маг Лайтнинг Стар поступил на обучение к наставнику Тииспоту</text:p>
        </text:list-item>
        <text:list-item>
          <text:p text:style-name="P9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8">У Селестии грива и хвост развеваются и переливаются от магического шампуня</text:p>
        </text:list-item>
        <text:list-item>
          <text:p text:style-name="P98">Тело Селестии очень крепкое — может выдержать несколько тонн земли</text:p>
        </text:list-item>
        <text:list-item>
          <text:p text:style-name="P98">Дискорд намного старше принцесс, его магия сильнее ихней на голову</text:p>
        </text:list-item>
        <text:list-item>
          <text:p text:style-name="P98">Луна младше Селестии на 3 года. Сёстрам около 5000 лет. По другим данным, Селестии около 2500 лет.</text:p>
        </text:list-item>
        <text:list-item>
          <text:p text:style-name="P98">Принцессы начали войну с Дискордом в возрасте, когда им было около 700 лет — и продолжалась война почти сто лет</text:p>
        </text:list-item>
        <text:list-item>
          <text:p text:style-name="P98">Самый главный враг сестёр и Дискорда — скука</text:p>
        </text:list-item>
        <text:list-item>
          <text:p text:style-name="P98">В Эквестрии на одного жеребца приходится четыре - пять кобыл</text:p>
        </text:list-item>
        <text:list-item>
          <text:p text:style-name="P9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8">Селестия в первые полторы тысячи лет путешествовала — и заварила несколько войн (две — с Эквестрией, в одной была против Луны)</text:p>
        </text:list-item>
        <text:list-item>
          <text:p text:style-name="P98">Настоящий цвет гривы Селестии — клубнично-розовая. Радужный цвет гривы и хвоста поддерживается магией</text:p>
        </text:list-item>
        <text:list-item>
          <text:p text:style-name="P98">Кроме Дискорда, старше сестёр ещё старейшина драконов</text:p>
        </text:list-item>
        <text:list-item>
          <text:p text:style-name="P98">Кэйденс не прожила и 60-ти лет и является низкорожденной</text:p>
        </text:list-item>
        <text:list-item>
          <text:p text:style-name="P9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98">Народ тихо фигел от нововведений и с ещё большим ожесточением продолжал делать по-своему</text:p>
        </text:list-item>
        <text:list-item>
          <text:p text:style-name="P9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8">Когда пони женятся, они обмениваются ножными браслетами</text:p>
        </text:list-item>
        <text:list-item>
          <text:p text:style-name="P98">Светилами, кроме сестёр, могут управлять единороги (группы), Дискорд, Твайлайт и Старсвирл</text:p>
        </text:list-item>
        <text:list-item>
          <text:p text:style-name="P98">Королева Кризалис — правительница Зелёной Долины</text:p>
        </text:list-item>
        <text:list-item>
          <text:p text:style-name="P98">Мать Луны и Селестии — аликорн Лорен. Мать Дискорда — Алиса (пони-человек)</text:p>
        </text:list-item>
        <text:list-item>
          <text:p text:style-name="P9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2">Искусственный интеллект. Создан Владом и Максом. Разработан для управления корпорациями.</text:p>
      <text:h text:style-name="Heading_20_3" text:outline-level="3">Селестия</text:h>
      <text:p text:style-name="P6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0">Единорог. Холост, молод, мечтателен. Живёт в Кантерлоте. В свободное время рисует облака.</text:p>
      <text:h text:style-name="Heading_20_3" text:outline-level="3">Алекс</text:h>
      <text:p text:style-name="P70">Менеджер проектов, над одним из которых (Нексус) работает Макс.</text:p>
      <text:h text:style-name="Heading_20_3" text:outline-level="3">Ростик</text:h>
      <text:p text:style-name="P70">Лидер команды тестировщиков</text:p>
      <text:h text:style-name="Heading_20_3" text:outline-level="3">Стас</text:h>
      <text:p text:style-name="P70">Программист-новичок в команде Макса.</text:p>
      <text:h text:style-name="Heading_20_3" text:outline-level="3">Рома</text:h>
      <text:p text:style-name="P70">Программист в команде UI-программистов</text:p>
      <text:h text:style-name="Heading_20_3" text:outline-level="3"><text:soft-page-break/>Анджела</text:h>
      <text:p text:style-name="P70">Сисадмин. Флиртует с Максом.</text:p>
      <text:p text:style-name="P70"/>
      <text:h text:style-name="Heading_20_2" text:outline-level="2">Положения</text:h>
      <text:p text:style-name="P7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1">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oft-page-break/><text:span text:style-name="T5">&gt;\</text:span>Какой сейчас год?</text:p>
      <text:p text:style-name="P32"><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4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6">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6">Ограничени<text:span text:style-name="T1">е 2: решение должно находиться в правовых рамках уголовного и административного кодекса.</text:span></text:p>
      <text:p text:style-name="P46">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6"><text:span text:style-name="T5">&lt;\</text:span><text:span text:style-name="T1">Выполняю задачу</text:span>...</text:p>
      <text:p text:style-name="P46"><text:span text:style-name="T5">&lt;\</text:span>...</text:p>
      <text:p text:style-name="P46"><text:span text:style-name="T5">&lt;\</text:span>Решение:</text:p>
      <text:p text:style-name="P46"><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6"><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8">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2">***</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1">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1">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4">Музыка быстрая, тревожная, надорваная и печальная (Pet Shop Boys “So Hard” ?)</text:p>
      <text:p text:style-name="P19"/>
      <text:p text:style-name="P71">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text:soft-page-break/>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2">Спи, сестра моя родная,<text:line-break/>Спи. Усни.<text:line-break/>Крыльями тебя укрою,<text:line-break/>Спи. Усни.</text:p><text:p text:style-name="P82"><text:tab/>В чаще тёмной волки воют,<text:line-break/>Спи. Усни.</text:p><text:p text:style-name="P82"><text:tab/>В мрачном замке духи ноют,<text:line-break/>Спи. Усни.</text:p><text:p text:style-name="P82"><text:tab/>Сказки вечность нам читает,<text:line-break/>Спи. Усни.<text:line-break/>День осенний угасает,<text:line-break/>Спи. Усни.<text:line-break/>Помни только в сне глубоком,</text:p><text:p text:style-name="P82"><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text:soft-page-break/>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5">Музыка медленная, фэнтезийная, средневековая, изысканая, дворцовая (стиль Dire Straits “Coyote”)</text:p>
      <text:p text:style-name="P63">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7409021057845222699" text:style-name="L4">
        <text:list-item>
          <text:p text:style-name="P9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1">– <text:span text:style-name="T1">Восемь, о учитель!</text:span></text:p><text:p text:style-name="P81">–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text:span><text:soft-page-break/><text:span text:style-name="T5">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text:soft-page-break/>–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text:span><text:soft-page-break/><text:span text:style-name="T6">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text:soft-page-break/>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Ты не понимаешь, – сказала она после недолгой заминки. – Это очень чувствительная тема. 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text:p>
      <text:p text:style-name="P28">Я посмотрел на аликорницу. Та старательно делала вид, что интересуется состоянием лака на копыте.</text:p>
      <text:p text:style-name="P28">– Ээээ… ммм… А вы пробовали обратиться к врачу? – начал я как можно мягче.</text:p>
      <text:p text:style-name="P102">БАЦ!</text:p>
      <text:p text:style-name="P102">Копыто, которое Селестия только что исследовала внимательнейшим образом, с силой впечаталось в пол. В наступившей тишине Селестия смотрела прямо перед собой. После чего она глубоко вздохнула и пробормотала, ни к кому не обращаясь:</text:p>
      <text:p text:style-name="P102">– Это всё бесполезно… Он не верит мне. У меня нет времени его переубедить.</text:p>
      <text:p text:style-name="P102">Потом она обратилась ко мне.</text:p>
      <text:p text:style-name="P102">– <text:s/>Извини. Сорвалась. Мне очень стыдно. Последнее время всё идёт наперекосяк, и совсем не так, как мы планировали.</text:p>
      <text:p text:style-name="P28">Макс, мы с сестрой были бы последними идиотками, если бы не могли отличить обычный недуг <text:span text:style-name="T1">от </text:span><text:span text:style-name="T1">магической</text:span><text:span text:style-name="T1"> </text:span><text:span text:style-name="T1">деградации</text:span><text:span text:style-name="T1">. </text:span><text:span text:style-name="T1">Аликорны </text:span><text:span text:style-name="T1">много знают о магии, так как состоят из неё на большую часть. И то, что мы чувствуем </text:span><text:span text:style-name="T1">— </text:span><text:span text:style-name="T1">это не болезнь. Это начало конца. </text:span><text:span text:style-name="T1">И если бы только нашего! Мы прекрасно понимаем, что в мире нет ничего вечного. И несмотря на то, что мы не стареем, в конце концов </text:span><text:span text:style-name="T1">не станет и нас</text:span><text:span text:style-name="T1">. </text:span><text:span text:style-name="T1">В этом случае всё, что от нас потребовалось бы </text:span><text:span text:style-name="T1">— </text:span><text:span text:style-name="T1">подготовить преемника. </text:span><text:span text:style-name="T1">И не о чём беспокоиться!</text:span></text:p>
      <text:p text:style-name="P28"><text:span text:style-name="T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Видишь ли, магия так или иначе участвует в жизни большинства видов </text:span></text:p>
      <text:p text:style-name="P28"/>
      <text:p text:style-name="P31">&lt;Сон Макса — он в Эквусе будущего — с исчезнувшей магией, вымирающей флорой и фауной, с <text:soft-page-break/>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9">&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29"/>
      <text:p text:style-name="P45">“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9"/>
      <text:p text:style-name="P29">&lt;Макс читает и сталкивается лбом с Селестией&gt;</text:p>
      <text:p text:style-name="P28">&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28"/>
      <text:p text:style-name="P26">&lt;ох, <text:span text:style-name="T1">кентаврячьи</text:span> яйца, за мной идут!!!&gt;</text:p>
      <text:p text:style-name="P27">&lt;– <text:span text:style-name="T1">Занавес. </text:span>– <text:span text:style-name="T1">подытожил я.</text:span>&gt;</text:p>
      <text:p text:style-name="P26"/>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oft-page-break/><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0">&lt;<text:span text:style-name="T11"> - А почему ты смеялась, когда я обблевал тебе копыто?</text:span></text:p>
      <text:p text:style-name="P40"><text:span text:style-name="T11">- Ты стоял тогда такой жалкий, обблёванный, беспомощный, - но всё равно старался помочь мне. Это было так трогательно <text:s/></text:span>&gt;</text:p>
      <text:p text:style-name="P37">***</text:p>
      <text:p text:style-name="P36">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6"><text:span text:style-name="T1">–</text:span> Понятно, <text:span text:style-name="T1">–</text:span> я кивнул головой. <text:span text:style-name="T1">–</text:span> Институт консортства. Кимеринн был фаворитом Луны.</text:p>
      <text:p text:style-name="P36"><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text:span><text:soft-page-break/><text:span text:style-name="T11">слабее.</text:span><text:span text:style-name="T5">&gt;</text:span></text:p>
      <text:p text:style-name="P40"/>
      <text:h text:style-name="P92" text:outline-level="2">Рассказ Селестии <text:span text:style-name="T11">(“1001 ночь”)</text:span></text:h>
      <text:p text:style-name="P4"/>
      <text:p text:style-name="P36">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6">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6"><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6"><text:span text:style-name="T5">–</text:span> Да, Ваше Высочество, <text:span text:style-name="T5">–</text:span> гонец потупил взгляд, глаза его забегали, <text:span text:style-name="T5">–</text:span> по состоянию здоровья.</text:p>
      <text:p text:style-name="P36"><text:span text:style-name="T5">–</text:span> Какая болезнь посетила Клаудсдейл, что целых два крыла жеребят пропустили экзамены?</text:p>
      <text:p text:style-name="P36"><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6"><text:span text:style-name="T5">–</text:span> Сами <text:span text:style-name="T5">—</text:span> что? <text:span text:style-name="T5">–</text:span> Я постепенно начала понимать причину смущения гонца.</text:p>
      <text:p text:style-name="P36"><text:span text:style-name="T5">–</text:span> Сами… эээ… вроде как… ну… отказались…</text:p>
      <text:p text:style-name="P36">Пегас понурил голову и пытался протереть копытом пол.</text:p>
      <text:p text:style-name="P36">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6"><text:span text:style-name="T5">–</text:span> Пригласите этих жеребят во дворец. Я хочу поговорить с ними. </text:p>
      <text:p text:style-name="P36"><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6">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7">***</text:p>
      <text:p text:style-name="P36"><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6"><text:span text:style-name="T5">–</text:span> А где восьмой? <text:span text:style-name="T5">–</text:span> удивилась я. <text:span text:style-name="T5">–</text:span> Мне сказали, вас было восемь. Восемь отказавшихся летать.</text:p>
      <text:p text:style-name="P36"><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6"><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6"><text:soft-page-break/>Наступило молчание. Жеребята переминались с ноги на ногу, прятали глаза, но отвечать никто не хотел.</text:p>
      <text:p text:style-name="P36"><text:span text:style-name="T1">– </text:span>Ну, это… <text:span text:style-name="T1">–</text:span> шмыгнул старший. <text:span text:style-name="T1">–</text:span> Не знаю, как другие, а я накануне потянул крыло.</text:p>
      <text:p text:style-name="P36"><text:span text:style-name="T1">–</text:span> А я простудилась.</text:p>
      <text:p text:style-name="P36"><text:span text:style-name="T1">–</text:span> А я отравился болиголовом.</text:p>
      <text:p text:style-name="P36"><text:span text:style-name="T1">–</text:span> А я…</text:p>
      <text:p text:style-name="P36">Семь схожих объяснений прозвучало в унисон. Самое смешное было у маленькой <text:s/>пегаски.</text:p>
      <text:p text:style-name="P36"><text:span text:style-name="T1">–</text:span> У тебя болел зуб и ты отказалась летать?</text:p>
      <text:p text:style-name="P36"><text:span text:style-name="T1">–</text:span> Я обвела жеребят долгим взглядом.</text:p>
      <text:p text:style-name="P36"><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6"><text:span text:style-name="T1">–</text:span> Ну, мои дорогие, теперь расскажите своей принцессе правду. Ваша ложь её очень расстраивает.</text:p>
      <text:p text:style-name="P36">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6"><text:span text:style-name="T1">–</text:span> Ну же, Бинки, расскажи, что у тебя стряслось? Не бойся…</text:p>
      <text:p text:style-name="P36"><text:span text:style-name="T1">–</text:span> А-а-а-а-а-а я-а-а-а-а боюу-у-у-у-усь! <text:span text:style-name="T1">–</text:span> расплакалась Бинки Софтмэйн, прикрыв голову копытцами.</text:p>
      <text:p text:style-name="P36"><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6"><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6"><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6"><text:span text:style-name="T1">–</text:span> И я!</text:p>
      <text:p text:style-name="P36"><text:span text:style-name="T1">– </text:span>И я тоже!</text:p>
      <text:p text:style-name="P36">Жеребята один за другим подтвердили то же самое.</text:p>
      <text:p text:style-name="P36">На этот раз они не лгали. Я не могла поверить в это, но сейчас они говорили от души.</text:p>
      <text:p text:style-name="P36"><text:span text:style-name="T1">–</text:span> Кто рассказал вам это? Эту… ложь?</text:p>
      <text:p text:style-name="P36"><text:span text:style-name="T1">–</text:span> Никто. Просто знаю. <text:span text:style-name="T1">–</text:span> Старший жеребёнок упрямо уставился в пол.</text:p>
      <text:p text:style-name="P36"><text:span text:style-name="T5">–</text:span> И я.</text:p>
      <text:p text:style-name="P36"><text:span text:style-name="T5">–</text:span> И я тоже.</text:p>
      <text:p text:style-name="P36"><text:span text:style-name="T5">–</text:span> И я-а-а-а-а-а!</text:p>
      <text:p text:style-name="P36">Это было какое-то сумасшествие! Фабрика, перерабатывающая не сдавших лётные экзамены жеребят на радугу… Он искренне в это верили.</text:p>
      <text:p text:style-name="P36">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6"/>
      <text:h text:style-name="P92" text:outline-level="2">ЛСД-чаепитие</text:h>
      <text:p text:style-name="P36"/>
      <text:p text:style-name="P36">Селестия встала с ковра, подошла к небольшой жаровне и поставила на неё пузатый серебряный <text:soft-page-break/>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text:soft-page-break/>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2" text:outline-level="2">Рейд пони-рэйнджеров</text:h>
      <text:p text:style-name="P36"/>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oft-page-break/><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text:soft-page-break/>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2"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oft-page-break/><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text:soft-page-break/>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2"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text:soft-page-break/>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text:soft-page-break/>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2" text:outline-level="2"><text:soft-page-break/>В библиотеке замка Селестии</text:h>
      <text:p text:style-name="P65"/>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text:soft-page-break/>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4">–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4">– Куда проваливаться? – не понял я</text:p>
      <text:p text:style-name="P44">– Они не знают. В тех провалах не видно дна...</text:p>
      <text:p text:style-name="P36"/>
      <text:h text:style-name="P92"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oft-page-break/><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4">полгода </text:span><text:soft-page-break/><text:span text:style-name="T14">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text:soft-page-break/>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text:span><text:soft-page-break/><text:span text:style-name="T11">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2"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text:soft-page-break/>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oft-page-break/><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4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2"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oft-page-break/><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2" text:outline-level="2">Сон Макса</text:h>
      <text:p text:style-name="P65"/>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oft-page-break/><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36"><text:span text:style-name="T5">&lt;</text:span><text:span text:style-name="T11">Как возникли пегасы и единороги.</text:span></text:p>
      <text:p text:style-name="P36"><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Голубая пегаска фыркнула и скрылась в дневном небе.</text:p>
      <text:p text:style-name="P36"/>
      <text:h text:style-name="P92"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text:soft-page-break/>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2"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text:soft-page-break/>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oft-page-break/><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oft-page-break/><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oft-page-break/><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soft-page-break/>***</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2"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text:soft-page-break/>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text:soft-page-break/>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2" text:outline-level="2">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text:soft-page-break/>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2" text:outline-level="2"><text:soft-page-break/>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2"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2" text:outline-level="2">Четвёртый сон РД. Объединяющий</text:h>
      <text:p text:style-name="P36"/>
      <text:p text:style-name="P36">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text:soft-page-break/>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text:soft-page-break/>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2"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oft-page-break/><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2" text:outline-level="2">Поиск решения</text:h>
      <text:p text:style-name="P65"/>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text:soft-page-break/>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6"/>
      <text:h text:style-name="P92" text:outline-level="2">Поход к замку Принцес-2</text:h>
      <text:p text:style-name="P36"/>
      <text:p text:style-name="P36"><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oft-page-break/><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text:soft-page-break/>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soft-page-break/>…</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2"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2"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oft-page-break/><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text:soft-page-break/>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text:soft-page-break/>–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2"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oft-page-break/><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text:soft-page-break/>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2" text:outline-level="2">След?</text:h>
      <text:p text:style-name="P65"/>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text:span><text:soft-page-break/><text:span text:style-name="T11">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text:soft-page-break/>–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2" text:outline-level="2">Озарение</text:h>
      <text:p text:style-name="P36"/>
      <text:p text:style-name="P36"><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2"/>
      <text:p text:style-name="P53">- Сюда бы Твайлайт. Она бы придумала что-нибудь. - Прошептала Флаттершай.\n- Если бы в проход <text:soft-page-break/>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2"/>
      <text:p text:style-name="P49">Разговор не клеился.</text:p>
      <text:p text:style-name="P5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2"><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2"><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2"><text:span text:style-name="T5">– </text:span>Ну хорошо. Убедила. В конце-концов, можем поступить так. Вы с Флатти вернётесь обратно а я продолжу поиски здесь.</text:p>
      <text:p text:style-name="P52"><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2"><text:span text:style-name="T5">– </text:span>Вы можете связываться со мной раз в месяц по коридору.</text:p>
      <text:p text:style-name="P52"><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2"><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2">Эпплджек недоверчиво хмыкнула.</text:p>
      <text:p text:style-name="P52"><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2"><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2"><text:span text:style-name="T5">– </text:span>Конечно оставаться. Кто ещё, кроме нас, может найти её?</text:p>
      <text:p text:style-name="P52"><text:span text:style-name="T5">– </text:span>Я думал, ты не сможешь оставить Энджела и всех остальных надолго.</text:p>
      <text:p text:style-name="P52"><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7"><text:soft-page-break/><text:span text:style-name="T5">– </text:span>Извини, Флаттершай, забылся.</text:p>
      <text:p text:style-name="P57"><text:span text:style-name="T5">– </text:span>Та ладно, я ж не против, – возразила Эпплджек. – Не парься, Флатти. Было б хуже, если б он <text:s/>назвал меня Эпплджек на людях.</text:p>
      <text:p text:style-name="P57"><text:span text:style-name="T5">– </text:span>Ты так... – запнулась Флаттершай. – Так быстро забыла свою ферму. И...</text:p>
      <text:p text:style-name="P57"><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7"><text:span text:style-name="T5">– </text:span>Как ты можешь так говорить? – расплакалась Флаттершай.</text:p>
      <text:p text:style-name="P57"><text:span text:style-name="T5">– </text:span>Эй, девушки, не ссорьтесь! Мы — одна команда! И надеюсь, останемся ею и в дальнейшем. </text:p>
      <text:list xml:id="list5710585720978323500"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7"><text:span text:style-name="T5">– </text:span>А если нет? – Эпплджек смотрела мне мне прямо в глаза.</text:p>
      <text:list xml:id="list20297367" text:continue-numbering="true" text:style-name="L5">
        <text:list-header>
          <text:p text:style-name="P100">Я молча пожал плечами. Эпплджек уверенно продолжила.</text:p>
        </text:list-header>
      </text:list>
      <text:p text:style-name="P57"><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7"><text:span text:style-name="T5">– </text:span>Спасибо, ЭйДжей.</text:p>
      <text:p text:style-name="P57"><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309422" text:continue-numbering="true" text:style-name="L5">
        <text:list-header>
          <text:p text:style-name="P100">Флаттершай пробормотала нечто, показавшееся мне знакомым.</text:p>
        </text:list-header>
      </text:list>
      <text:p text:style-name="P57"><text:span text:style-name="T5">– </text:span>Флатти, ты что-то сказала? Я не расслышал.</text:p>
      <text:p text:style-name="P57"><text:span text:style-name="T5">– </text:span>Намерение Изменяет Реальность.</text:p>
      <text:p text:style-name="P57"><text:span text:style-name="T5">– </text:span>Эээ. А где ты слышала эту фразу, если не секрет?</text:p>
      <text:p text:style-name="P57"><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321299"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7"><text:span text:style-name="T5">– </text:span>Флатти, ЭйДжей, буду через час. Ждите!</text:p>
      <text:p text:style-name="P52"/>
      <text:h text:style-name="P93" text:outline-level="2">Почти.</text:h>
      <text:p text:style-name="P66"/>
      <text:p text:style-name="P57">В офисе меня встретил лыбящийся Стас.</text:p>
      <text:p text:style-name="P5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7">Я уставился на Стаса и он, захлёбываясь от торопливости, начал <text:span text:style-name="T5">расказывать</text:span>.</text:p>
      <text:p text:style-name="P5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7"><text:soft-page-break/>– Ты его уничтожил?</text:p>
      <text:p text:style-name="P57">– Кого?</text:p>
      <text:p text:style-name="P57">– Этический модуль. Селестию.</text:p>
      <text:p text:style-name="P5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7">– Ты его уничтожил?</text:p>
      <text:p text:style-name="P5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7">– То есть, на домашнем компьютере Влада модуль работает и дальше?</text:p>
      <text:p text:style-name="P57">– Ага. К нему-то у меня доступа нету. Но в кластер к Нексусу он больше не пролезет.</text:p>
      <text:p text:style-name="P57">– Спасибо, Стас. Ты молодец.</text:p>
      <text:p text:style-name="P57">Ниточка, чуть было не прервавшаяся в офисе, повела в квартиру Влада.</text:p>
      <text:p text:style-name="P57"/>
      <text:h text:style-name="P93" text:outline-level="2">Дискорд</text:h>
      <text:p text:style-name="P65"/>
      <text:p text:style-name="P66">Девушки поспешно собирались, пока я растолковывал им задачу.</text:p>
      <text:p text:style-name="P6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5">– </text:span>Это тот твой приятель, который разбился с полгода назад? – спросила Эпплджек.</text:p>
      <text:p text:style-name="P66"><text:span text:style-name="T5">– </text:span>Да, это он.</text:p>
      <text:p text:style-name="P66"><text:span text:style-name="T5">– </text:span>А как мы попадём в его квартиру? Там сейчас кто-то живёт? – Флаттершай прыгала на одной ноге, натягивая кед.</text:p>
      <text:p text:style-name="P6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oft-page-break/><text:span text:style-name="T5">– </text:span>Макс, что случилось? У нас проблемы?</text:p>
      <text:p text:style-name="P6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5">– </text:span>Так что, будем ломать дверь? – Эпплджек критически осмотрелась, подмечая бабулек на лавочке и зевак во внутреннем скверике.</text:p>
      <text:p text:style-name="P67"><text:span text:style-name="T5">– </text:span>Нет нужды. Лучше станьте-ка сзади меня так, чтобы заслонить от этих бабулек и от вооон той камеры наблюдения.</text:p>
      <text:list xml:id="list4225315785251867619"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7">Раздался лёгкий «кряк» и дверь подалась.</text:p>
      <text:p text:style-name="P83"><text:span text:style-name="T5">– </text:span>Девушки, заходим.</text:p>
      <text:p text:style-name="P5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7">Прихожая встретила нас толстым слоем пыли. Мы тихонько прошли внутрь и я закрыл дверь изнутри.</text:p>
      <text:p text:style-name="P52"><text:span text:style-name="T1">Компьютер</text:span> стоял там же, где и обычно <text:span text:style-name="T1">— в личном кабинете Влада на столе у окна.</text:span></text:p>
      <text:p text:style-name="P83"><text:span text:style-name="T5">– </text:span>Макс, тут окно разбито! И верёвка какая-то висит. – крикнула Флаттершай из кухни.</text:p>
      <text:p text:style-name="P83"><text:span text:style-name="T5">– </text:span>Оставь, Флатти, не сейчас! – отмахнулся я.</text:p>
      <text:p text:style-name="P89">Лампочка питания на ноутбуке горела, <text:s/>но подключенный монитор оставался тёмным. Я постучал по пробелу, но безрезультатно.</text:p>
      <text:p text:style-name="P8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3"><text:span text:style-name="T5">– </text:span>Монитор выключен. – <text:s/>раздалось из угла. Кресло с высокой спинкой повернулось, открыв нашим взорам Дискорда. </text:p>
      <text:p text:style-name="P8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3">Он приподнял панамку, дурашливо здороваясь.</text:p>
      <text:p text:style-name="P83"><text:span text:style-name="T5">– </text:span>Оп-па! – пробормотала Эпплджек. – Нежданчик!</text:p>
      <text:p text:style-name="P83"><text:span text:style-name="T5">– </text:span>Ты, я вижу, времени не терял, – моя рука под прикрытием стола медленно тянулась к тяжёлой фарфоровой кружке, стоящей на краю.</text:p>
      <text:p text:style-name="P68"><text:soft-page-break/><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8"><text:span text:style-name="T5">– </text:span>А почему ты вообще решил искать нас тут? – спросила Эпплджек. – Приехал бы домой. Мы б тебя чаем напоили.</text:p>
      <text:p text:style-name="P68"><text:span text:style-name="T5">– </text:span>Видишь ли, дорогая Эй-Джей, я с самого начала знал, где находится наша уважаемая принцесса, а времени в обрез, так что...</text:p>
      <text:p text:style-name="P73">В проёме дверей появилась Флаттершай.</text:p>
      <text:p text:style-name="P68"><text:span text:style-name="T5">– </text:span>С кем это вы тут разговариваете?</text:p>
      <text:list xml:id="list3879112251033166505"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3">Оглушённый Дискорд попытался было отъехать на кресле в сторону, но я припёр его стулом к стенке.</text:p>
      <text:p text:style-name="P68">– Жанна, Флатти, хватайте ноут и на выход! Я с ним разберусь! Не теряйте вре...!</text:p>
      <text:p text:style-name="P68">– ТЫ ИДИО...!!!</text:p>
      <text:p text:style-name="P68">Дискорд <text:s/>зорал одновременно со мной, прикрываясь от меня руками, когда раздался оглушительный</text:p>
      <text:p text:style-name="P68">...</text:p>
      <text:p text:style-name="P69">БАХ!!!</text:p>
      <text:p text:style-name="P68">…</text:p>
      <text:p text:style-name="P68">Эпплджек с <text:s/>нервным всхлипом опустила толстенный том «Энтерпрайз-паттернов» , издание девятое, дополненное.</text:p>
      <text:p text:style-name="P83">На лице Дискорда появилось удивлённо-мечтательное выражение и он вырубился.</text:p>
      <text:p text:style-name="P83"/>
      <text:h text:style-name="P92" text:outline-level="2">Селестия</text:h>
      <text:p text:style-name="P83"/>
      <text:p text:style-name="P83">Включенный монитор показал схематическое изображение Селестиии, </text:p>
      <text:p text:style-name="P84">&gt;\<text:span text:style-name="T1">Привет, Селестия. Это Макс. Как себя чувствуешь?</text:span></text:p>
      <text:p text:style-name="P84">&lt;\<text:span text:style-name="T1">Макс? МАКС??? МА-А-А-АКС!!! НАКОНЕЦ-ТО! КАК Я РАДА ТЕБЯ СЛЫШАТЬ! </text:span></text:p>
      <text:p text:style-name="P84">&gt;\<text:span text:style-name="T1">Я рад, что нашёл тебя, Тия.</text:span></text:p>
      <text:p text:style-name="P8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4">&gt;\<text:span text:style-name="T1">Тия, я сейчас подключу микрофон и колонки, и мы сможем общаться более удобно.</text:span></text:p>
      <text:p text:style-name="P83">…</text:p>
      <text:p text:style-name="P83">– Привет опять. Как ты меня слышишь?</text:p>
      <text:p text:style-name="P8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4">– <text:span text:style-name="T1">Могу себе представить. Как-то раз я провёл три часа камере сенсорной депривации. Мне не понравилось.</text:span></text:p>
      <text:p text:style-name="P83">– Эммм... Ваше Высочество, вы в порядке? Мы так рады, что наконец-то нашли Вас! – вклинилась в разговор Эпплджек.</text:p>
      <text:p text:style-name="P83"><text:soft-page-break/>– Кто тут? Макс, кто ещё с тобой?</text:p>
      <text:p text:style-name="P84"><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4">– <text:span text:style-name="T1">Девочки? Я рада вас слышать. А Твайлайт нет рядом?</text:span></text:p>
      <text:p text:style-name="P8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3">При этих словах Дискорд замычал и задёргался. Эпплджек нахмурилась и проверила верёвки, привязывающие его к спинке стула.</text:p>
      <text:p text:style-name="P8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3">– Ноутбук — так называется место, где я нахожусь сейчас? А кто это мычит?</text:p>
      <text:p text:style-name="P8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3">– О, духи предков, но зачем??? Почему у него кляп во рту?</text:p>
      <text:p text:style-name="P83">– Мы связали его. Он нас предал. И тебя. И Эквестрию. Всех.</text:p>
      <text:p text:style-name="P83">При этих словах Эпплджек и Флаттершай непонимающе уставились на меня, а Дискорд протестующе замычал.</text:p>
      <text:p text:style-name="P83">Я начал рассказывать о своих догадках, и непонимающее выражение на лицах девушек сменилось удивлением.</text:p>
      <text:p text:style-name="P8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3">– А зачем тогда ты приложила его книгой? – непонимающе уставился я на неё.</text:p>
      <text:p text:style-name="P83">– Потому что ты напал на него. Я и подумала — тебе виднее. И подсобила.</text:p>
      <text:p text:style-name="P83">Флаттершай отрицающе мотнула головой.</text:p>
      <text:p text:style-name="P83">– Не может Дискорд быть предателем. Он мой друг.</text:p>
      <text:p text:style-name="P83">Дискорд благодарственно замычал и закивал головой.</text:p>
      <text:p text:style-name="P8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3">Дискорд завёл глаза на лоб и обречённо завыл.</text:p>
      <text:p text:style-name="P83">– Макс, постой. Дай мне поговорить с ним. – сказала Селестия. – Не могу поверить, что Дискорд на такое пошёл.</text:p>
      <text:p text:style-name="P83">– Ну хорошо. Поговори. Послушаем, что он скажет.</text:p>
      <text:p text:style-name="P83">Я красноречиво покачал кулак перед его носом и вытащил кляп.</text:p>
      <text:p text:style-name="P83">...</text:p>
      <text:p text:style-name="P74">–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4">– Это я-то устраиваю цирк?!! ДА ТЫ НА СЕБЯ ПОСМОТРИ, КЛОУН!!! На людей кидаешься, чашками бросаешься, вон, мне нос разбил! Дерёшься...</text:p>
      <text:p text:style-name="P74">Я угрожающе поднёс тряпку к лицу Дискорда.</text:p>
      <text:p text:style-name="P74"><text:soft-page-break/>– Ещё одно слово в таком тоне, и ты заткнёшься, а мы уйдём в Эквестрию без тебя!</text:p>
      <text:p text:style-name="P7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4">Дискорд демонстративно закрыл рот и посвистывая уставился в потолок.</text:p>
      <text:p text:style-name="P74">Разговор зашёл в тупик.</text:p>
      <text:p text:style-name="P77"/>
      <text:p text:style-name="P78">На мониторе высветился текст:</text:p>
      <text:p text:style-name="P7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8"/>
      <text:p text:style-name="P78">Из колонок послышался лёгкий шорох.</text:p>
      <text:p text:style-name="P74">– Дик, сейчас не время для ссор. – голос Селестии был мягким, но настойчивым. – Мы в одной лодке.</text:p>
      <text:p text:style-name="P74">– Тебе легко говорить! Тебе не разбивали нос и не оскорбляли угрозами!</text:p>
      <text:p text:style-name="P74">– Ты должен понимать, что у Макса были все основания так себя вести. Твоё поведение вызвало подозрения у него, ведь он мало тебя знает. </text:p>
      <text:p text:style-name="P74">К уговорам Селестии присоединилась Флаттершай.</text:p>
      <text:p text:style-name="P74">– Дискорд, миленький, прости его. Макс хороший. Он просто не знал, что ты тоже хороший...</text:p>
      <text:p text:style-name="P74">У Дискорда покраснели уши и он засмущался и заворчал.</text:p>
      <text:p text:style-name="P7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4">Я пропустил «дятла» мимо ушей.</text:p>
      <text:p text:style-name="P7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5">***</text:p>
      <text:p text:style-name="P7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4">Потому разбрасываться такой возможностью не стоит. Если уж тебе повезло оказаться в новом мире — исследуй его сполна!..</text:p>
      <text:p text:style-name="P75">***</text:p>
      <text:p text:style-name="P80"><text:soft-page-break/>&lt;<text:span text:style-name="T12">сюда можно вставить похождения Дискорда — вторая неопубликованная глава. Первая — секс с Селестией</text:span>&gt;</text:p>
      <text:p text:style-name="P75">***</text:p>
      <text:p text:style-name="P78">– Развяжите мне, наконец, руки! Или хотя бы одну. Плечами жестикулировать неудобно.... </text:p>
      <text:p text:style-name="P78">Я развязал Дискорду левую руку.</text:p>
      <text:p text:style-name="P7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8">Дискорд принялся разминать затёкшее запястье.</text:p>
      <text:p text:style-name="P7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8">– Какое письмо, Корди? – вскинулась до этого зачарованно слушавшая Дискорда Флаттершай.</text:p>
      <text:p text:style-name="P78">– Ну ваше же! Вы с Эпплджек написали мне о своих мытарствах тут. Вежливо так написали, спасибо...</text:p>
      <text:p text:style-name="P78">Флаттершай покрылась пунцовыми пятнами.</text:p>
      <text:p text:style-name="P78">– Я... Мы... – тут она совсем стушевалась.</text:p>
      <text:p text:style-name="P78">– Так а почему ты сказал, что никто не уйдёт в Эквестрию? – наконец перебила Дискорда скучавшая до этого Эпплджек.</text:p>
      <text:p text:style-name="P78">Дискорд уставился на неё долгим взглядом, а потом хлопнул себя по лбу.</text:p>
      <text:p text:style-name="P7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8">– И что? – продолжила его мысль Эпплджек.</text:p>
      <text:p text:style-name="P78">–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8">– И?!! – до меня уже дошло, но Эпплджек продолжала тупить.</text:p>
      <text:p text:style-name="P78">– Короче, времени у нас осталось что-то около пятнадцати минут. Или около того. – заявил Дискорд, поднеся к глазам запястье с массивными часами.</text:p>
      <text:p text:style-name="P78">– СКОЛЬКО??? – воскликнули хором я и девушки.</text:p>
      <text:p text:style-name="P78">Дискорд открыл было рот, но его слова заглушил звонок в дверь.</text:p>
      <text:p text:style-name="P78">– ОТКРОЙТЕ, ПОЛИЦИЯ! Вам даётся полминуты, чтобы открыть дверь. Через тридцать секунд дверь будет выбита!</text:p>
      <text:p text:style-name="P7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8"><text:soft-page-break/>Блядь!</text:p>
      <text:p text:style-name="P78">– На крышу, живо!!! Через окно на кухне! – зашипел Дискорд, отчаянно дёргая узлы свободной рукой.</text:p>
      <text:p text:style-name="P78">Эпплджек, одной рукой сгребя в охапку ноутбук, второй увлекая Флаттершай, кинулась на кухню.</text:p>
      <text:p text:style-name="P78">– А толку? Куда мы с крыши денемся? – спросил я растерянно. Дискорд только раздражённо зарычал в ответ.</text:p>
      <text:p text:style-name="P74">Дверь содрогнулась от мощного удара. Послышался стук падающей штукатурки. Я сломя голову кинулся на кухню.</text:p>
      <text:p text:style-name="P74">– Развяжи меня, идиот!!! – гаркнул вдогонку Дискорд.</text:p>
      <text:p text:style-name="P7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4">– Давай на крышу! Я догоню! – рявкнул он, освобождая вторую руку.</text:p>
      <text:p text:style-name="P74">От второго удара дверная коробка крякнула и наполовину въехала в коридор. </text:p>
      <text:p text:style-name="P7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4">Верёвка в кухонном окне дёргалась от движений лезущих по ней Флатти и Эпплджек. Я словил её рукой и стал на подоконник.</text:p>
      <text:p text:style-name="P74">Чёрт!</text:p>
      <text:p text:style-name="P7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4">Но нет, триста тысяч чертей, раз девушки смогли – я тоже смогу!</text:p>
      <text:p text:style-name="P7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4">Я успел сократить расстояние до Эпплджек наполовину, когда девушки нашли решение.</text:p>
      <text:p text:style-name="P7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4">Я выдохнул.</text:p>
      <text:p text:style-name="P7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text:soft-page-break/>перевернувшись вниз головой.</text:p>
      <text:p text:style-name="P7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4">Чёрт! Чёрт! Чёрт! Чёрт!</text:p>
      <text:p text:style-name="P74">Бля!!!...</text:p>
      <text:p text:style-name="P74">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4"/>
      <text:h text:style-name="P92" text:outline-level="2">Назад, в Эквестрию</text:h>
      <text:p text:style-name="P74"/>
      <text:p text:style-name="P74">Долго паниковать не пришлось. </text:p>
      <text:p text:style-name="P74">Я почувствовал сильный рывок за шиворот и захват поперёк груди. </text:p>
      <text:p text:style-name="P74">– ОТПУСТИ ДЕВЧОНКУ!!! – загрохотало мне в ухо. Я открыл глаза.</text:p>
      <text:p text:style-name="P7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4">Я чуть поднял глаза и уставился в чешуйчатую морду дракона.</text:p>
      <text:p text:style-name="P74">– Отпусти Эпплджек. Я её держу. – повторил Дискорд. – Мне сбалансироваться надо. Вы не такие уж и лёгкие.</text:p>
      <text:p text:style-name="P7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4">Наконец это ему удалось, и дальнейший подъём на крышу происходил в молчании.</text:p>
      <text:p text:style-name="P7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4">Флаттершай оторвала заплаканное лицо от моей ветровки.</text:p>
      <text:p text:style-name="P74">– Да-да, ты прав, Корди. Я готова.</text:p>
      <text:p text:style-name="P74">На длинной шее Дискорда разместились Эпплджек и Флаттершай. Я, для сохранения баланса, разместился позади крыльев.</text:p>
      <text:p text:style-name="P74">Дискорд расправил крылья и начал короткую пробежку к краю.</text:p>
      <text:p text:style-name="P7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4">И мы полетели навстречу закату.</text:p>
      <text:p text:style-name="P7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text:soft-page-break/>выскакивать тёмные фигурки.</text:p>
      <text:p text:style-name="P74">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4">– Пристегните ремни! – проревел Дискорд, резко ускоряясь. – Будет весело!!!</text:p>
      <text:p text:style-name="P7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4">– ЙУУУУУУУХХХУУУУУ!!! – заорал Дискорд, сложил крылья и врезался в шар.</text:p>
      <text:p text:style-name="P79">&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1" text:outline-level="1">Беседа за столиком в ночи</text:h>
      <text:p text:style-name="P54">Из-за заинтересованности Эквуса в Максе, тому не приходится прилагать усилий для 34 — на что ему указывает Анакорн</text:p>
      <text:p text:style-name="P5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2"><text:span text:style-name="T1">– </text:span>Анакорн. <text:span text:style-name="T1">– о</text:span>трекомендовался он. <text:span text:style-name="T5">– </text:span><text:span text:style-name="T1">Демиург.</text:span></text:p>
      <text:p text:style-name="P52"><text:span text:style-name="T1">– </text:span>П-привет. Макс. <text:span text:style-name="T1">– в</text:span> смятении представился я.</text:p>
      <text:p text:style-name="P52"><text:soft-page-break/>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2"><text:span text:style-name="T1">Юноша</text:span> закинул ногу за ногу и пытливо смотрел на меня, играя карандашём .</text:p>
      <text:p text:style-name="P52">Я совсем запутался.</text:p>
      <text:p text:style-name="P52"><text:span text:style-name="T1">– </text:span>Какая проблема? Какое решение? Кто ты <text:span text:style-name="T1">вообще</text:span>?</text:p>
      <text:p text:style-name="P52"><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7">– Стоп, не торопись. – у меня голова пошла кругом от информации. – Я ничего не понял. Какие-такие проблемы? Какие варианты? Зачем его поддерживать?</text:p>
      <text:p text:style-name="P57">Анакорн недовольно поморщился, но продолжил.</text:p>
      <text:p text:style-name="P5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text:soft-page-break/>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7">На голограмме появилась солнечная система Эквуса. Почему-то в центре системы был сам Эквус. Вокруг него вращались солнце и луна.</text:p>
      <text:p text:style-name="P57">Анакорн плюхнулся обратно в кресло и схватился за голову. Потом, немного успокоившись, продолжил.</text:p>
      <text:p text:style-name="P5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7">Анакорн отпил из стакана и продолжил.</text:p>
      <text:p text:style-name="P5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7">Анакорн постучал по столику указкой. Солнечная система увеличилась, оставив в поле зрения только шар Эквуса.</text:p>
      <text:p text:style-name="P5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9">Ко мне наконец-то пришло понимание ситуации.</text:p>
      <text:p text:style-name="P5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7">Анакорн смутился.</text:p>
      <text:p text:style-name="P57"><text:soft-page-break/>–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7">(<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7"><text:span text:style-name="T9">– Сам ты раздолбай! – произнёс, наконец, Свирл</text:span>)</text:p>
      <text:p text:style-name="P57">… И создали вы его достаточно топорно — видишь, он трещит по швам.</text:p>
      <text:p text:style-name="P57">– Хмм. То есть, это брони создали Эквус?</text:p>
      <text:p text:style-name="P5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7">Я вспомнил события последнего года <text:span text:style-name="T5">&lt;</text:span>упомянуть в эпизоде на Терре, что МЛП-сериал закрылся год назад<text:span text:style-name="T5">&gt;</text:span></text:p>
      <text:p text:style-name="P5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7">Анакорн с такой силой сжал карандаш, что он хрустнул.</text:p>
      <text:p text:style-name="P5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4">– </text:p>
      <text:p text:style-name="P5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9">– Верни Рэйнбоу!!!</text:p>
      <text:p text:style-name="P59">Обломки карандаша выпали из кулака Анакорна на столик.</text:p>
      <text:p text:style-name="P59">– Э-э-э… м-м-м… ну-у-у... Нельзя сказать, что это совсем невыполнимо… Но, прямо скажу, задачка не для студента!</text:p>
      <text:p text:style-name="P59">– А ты студент?</text:p>
      <text:p text:style-name="P5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text:soft-page-break/>ли ты, чтобы я во имя воскрешения Рэйнбоу Дэш умертвил какого-нибудь новорожденного жеребёнка?</text:p>
      <text:p text:style-name="P5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9">– Нет. Плата остаётся неизменной. Тут мы квиты. У меня тоже мало шансов помочь тебе — я не имею ни малейшего понятия, как это сделать.</text:p>
      <text:p text:style-name="P59">Ставшие почти прозрачными стены комнаты снова обрели материальность. Анакорн пожал плечами и протянул мне руку через столик.</text:p>
      <text:p text:style-name="P5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9">Я задумался.</text:p>
      <text:p text:style-name="P5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9">Анакорн почесал в затылке.</text:p>
      <text:p text:style-name="P59">– А кьютимарки? Как, <text:span text:style-name="T5">&lt;</text:span><text:span text:style-name="T13">чёрт</text:span><text:span text:style-name="T5">&gt;</text:span> меня побери, объяснить кьютимарки?</text:p>
      <text:p text:style-name="P59">– А кьютимарки ты сам даришь пони, когда распознаёшь их жизненное предназначение.</text:p>
      <text:p text:style-name="P5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9">Я пожал плечами.</text:p>
      <text:p text:style-name="P59">– А по-другому я не могу объяснить их появление. К сожалению.</text:p>
      <text:p text:style-name="P8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5">– Хорошо. Уболтал. Кьютимарки беру на себя. Так и знал, что мне самое трудное достанется!</text:p>
      <text:p text:style-name="P85"><text:soft-page-break/>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5">Анакорн проследил мой взгляд.</text:p>
      <text:p text:style-name="P85">– Нечего так смотреть. Если я стану применять магию вместо ловкости, теряется весь смысл упражнения... О, глянь-ка на Эквус!</text:p>
      <text:p text:style-name="P85">И впрямь, было на что посмотреть. Уровень помех на модели Эквуса значительно снизился и сама она стала светиться ровным голубоватым светом.</text:p>
      <text:p text:style-name="P8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5"/>
      <text:p text:style-name="P87">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8"/>
      <text:p text:style-name="P88">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7"/>
      <text:p text:style-name="P85">Я опять задумался. В голове было пусто. Хотя, если подумать с точки зрения программиста, можно... Наверное можно, раз все предыдущее прокатило...</text:p>
      <text:p text:style-name="P86">–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6">– Не понял? Это как? Как ты совместишь разрушенную магическими войнами Эквестрию с романтически-сексуальным раем для попаданцев?</text:p>
      <text:p text:style-name="P8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6">Анакорн долго мусолил карандаш, а потом вдруг заржал.</text:p>
      <text:p text:style-name="P8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6">Анакорн примирительно похлопал меня по плечу.</text:p>
      <text:p text:style-name="P8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text:soft-page-break/>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6">Я подозрительно посмотрел на Анакорна.</text:p>
      <text:p text:style-name="P86"><text:span text:style-name="T5">– </text:span>Какой ещё, нафиг, «мой фанфик»? Я никакого фанфика не писал. И не собираюсь, вообще-то.</text:p>
      <text:p text:style-name="P86">Анакорн ехидно ухмыльнулся и откинулся в кресле, переплетя пальцы за затылком.</text:p>
      <text:p text:style-name="P8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5"><text:span text:style-name="T5">– </text:span>Факн щит<text:note text:id="ftn12" text:note-class="footnote"><text:note-citation>12</text:note-citation><text:note-body><text:p text:style-name="P8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5">Анакорн развёл руками.</text:p>
      <text:p text:style-name="P8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5">Анакорн, глядя на мои терзания, понимающе кивнул и продолжил.</text:p>
      <text:p text:style-name="P57">–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7">– Гм! Я бы попросил тебя не касаться моих отношений с Рэйнбоу!</text:p>
      <text:p text:style-name="P5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7">У меня сердце буквально ухнуло куда-то вниз, в область желудка.</text:p>
      <text:p text:style-name="P5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7"><text:soft-page-break/>–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7">– Та ладно, не утешай. Я не маленький ребёнок. Долг платежом красен. Сделаю то, что ты хочешь. Как сумею.</text:p>
      <text:p text:style-name="P5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7">Анакорн наблюдал за мной без улыбки. По его нейтральному выражению лица невозможно было догадаться, о чём он думает.</text:p>
      <text:p text:style-name="P57">– Ну вот и отлично. Рад, что мы наконец-то пришли к сделке.</text:p>
      <text:p text:style-name="P6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0">– Пора закругляться. Ты начинаешь сгорать. Надо утрясти последние детали, пока ещё есть пару минут.</text:p>
      <text:p text:style-name="P57">– Валяй. Я тебя внимательно слушаю.</text:p>
      <text:p text:style-name="P5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7">– А я разве сплю?</text:p>
      <text:p text:style-name="P57">– Сейчас — нет. Но как только мы закроем сделку — проснёшься. Потому что нет иного способа вернуть тебя в реальный мир.</text:p>
      <text:p text:style-name="P57">– Эээ, постой. А как я в Эквестрию и обратно возвращался?</text:p>
      <text:p text:style-name="P5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7">Так вот, возвращать тебя обратно в твой мир я не буду. </text:p>
      <text:p text:style-name="P57">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7"><text:soft-page-break/>– Ты ещё увидишь пару снов на прощание. Удачи!</text:p>
      <text:p text:style-name="P57"/>
      <text:p text:style-name="P58">***</text:p>
      <text:p text:style-name="P57">–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7">– Пожалста. – ответил я безучастно. – Всегда рад. Только Вам не нужно было ТАК распинаться, чтобы заручиться моей помощью.</text:p>
      <text:p text:style-name="P57">Селестия на мгновение смутилась, но продолжила.</text:p>
      <text:p text:style-name="P57">–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4">Селестия кивнула, соглашаясь, и образ её начал меркнуть.</text:p>
      <text:p text:style-name="P79">– <text:span text:style-name="T1">Окей. Будь счастлив и... спасибо тебе за всё, Макс.</text:span></text:p>
      <text:p text:style-name="P74">…</text:p>
      <text:p text:style-name="P79">–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4">Он нахлобучил на себя невесть откуда взявшуюся двууголку.</text:p>
      <text:p text:style-name="P74">– Как вам это нравится, господа?! Дискорд — спаситель Эквестрии! А ведь звучит!!! Разрешите откланяться!..</text:p>
      <text:p text:style-name="P74"/>
      <text:list xml:id="list5546835106568026424" text:style-name="L8">
        <text:list-header>
          <text:p text:style-name="P103">(<text:span text:style-name="T15">Луна — как повелительница снов, слышала разговор Макса с Анакорном</text:span>)</text:p>
          <text:p text:style-name="P104"/>
        </text:list-header>
      </text:list>
      <text:p text:style-name="P75">***</text:p>
      <text:p text:style-name="P52"><text:span text:style-name="T1">–</text:span> Ты?..</text:p>
      <text:p text:style-name="P52"><text:span text:style-name="T1">–</text:span> Ты??!</text:p>
      <text:p text:style-name="P52"><text:span text:style-name="T1">–</text:span> Ты мне снишься??</text:p>
      <text:p text:style-name="P52"><text:span text:style-name="T1">–</text:span> Это ты мне снишься!!</text:p>
      <text:p text:style-name="P52"><text:span text:style-name="T1">–</text:span> Неважно… Пусть мы друг-другу снимся… Ты как, Дэш?</text:p>
      <text:p text:style-name="P5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text:soft-page-break/>погодный пони. А ты как?</text:p>
      <text:p text:style-name="P52"><text:span text:style-name="T1">–</text:span> И я в порядке. Вот, возвращаюсь в свой мир. Ну, не совсем в свой. Почти в свой.</text:p>
      <text:p text:style-name="P52"><text:span text:style-name="T1">–</text:span> Навсегда?</text:p>
      <text:p text:style-name="P52"><text:span text:style-name="T1">–</text:span> Скорее всего, да.</text:p>
      <text:p text:style-name="P52"><text:span text:style-name="T1">–</text:span> Это плохо. Я хотела тебе сказать…</text:p>
      <text:p text:style-name="P52"><text:span text:style-name="T1">–</text:span> Не надо, Дэш. Не стоит терзать себя. Мне тоже очень хотелось остаться. Но так надо. Мне очень жаль…</text:p>
      <text:p text:style-name="P5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2"><text:span text:style-name="T1">–</text:span> И тебя, и Твайлайт, и Рэрити, и Селестию, и всех-всех-всех… Таковы правила.</text:p>
      <text:p text:style-name="P52"><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2">Я опустил руку на шею Дэш и ощутил теплоту и лёгкое покалывание в пустоте.</text:p>
      <text:p text:style-name="P52"><text:span text:style-name="T5">–</text:span> Мне кажется, Дэш, <text:span text:style-name="T1">м</text:span>ы найдём способ связаться. Рано или поздно.</text:p>
      <text:p text:style-name="P52"><text:span text:style-name="T1">–</text:span> И лучше рано, чем поздно! Я не люблю ждать!</text:p>
      <text:p text:style-name="P52"><text:span text:style-name="T1">–</text:span> Да, Дэш. <text:span text:style-name="T1">–</text:span> её образ начал таять. <text:span text:style-name="T1">–</text:span> Да, я помню. Я всё ещё помню…</text:p>
      <text:p text:style-name="P52"/>
      <text:h text:style-name="P92" text:outline-level="2">Земля</text:h>
      <text:p text:style-name="P55">Музыкальная тема из бегущего по лезвию бритвы — <text:span text:style-name="T5">Mission impossible</text:span></text:p>
      <text:p text:style-name="P56">&lt;Ужас возвращения из тёплого волшебного мира друзей в холодную скучную реальность.&gt;</text:p>
      <text:p text:style-name="P50">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0"><text:span text:style-name="T1">Я нашарил ногами тапки и пошёл в ванную. Проходя мимо стола, зацепился взглядом за</text:span> эскиз <text:span text:style-name="T1">рисунка</text:span>.</text:p>
      <text:p text:style-name="P5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1"><text:soft-page-break/>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1">Доставая из стола ключи от машины, опять наткнулся взглядом на эскиз.</text:p>
      <text:p text:style-name="P5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1">Назову-ка я фантазию «Последний фанфик».</text:p>
      <text:p text:style-name="P51"/>
      <text:p text:style-name="P51"/>
      <text:p text:style-name="P51"/>
      <text:p text:style-name="P52"/>
      <text:p text:style-name="P52"/>
      <text:p text:style-name="P52"/>
      <text:p text:style-name="P52"/>
      <text:p text:style-name="P52"/>
      <text:p text:style-name="P52"/>
      <text:p text:style-name="P52"/>
      <text:p text:style-name="P5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2"/>
      <text:p text:style-name="P5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2"/>
      <text:p text:style-name="P52"/>
      <text:p text:style-name="P52"/>
      <text:p text:style-name="P52"/>
      <text:p text:style-name="P38"/>
      <text:p text:style-name="P36"><text:span text:style-name="T1">–</text:span> Запрыгивай <text:span text:style-name="T1">–</text:span> разгневанно фыркнула она и ткнулась в меня боком.</text:p>
      <text:p text:style-name="P36"><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15T00:13:58.79</dc:date>
    <meta:editing-duration>P39DT22H44M16S</meta:editing-duration>
    <meta:editing-cycles>1386</meta:editing-cycles>
    <meta:generator>OpenOffice/4.1.1$Win32 OpenOffice.org_project/411m6$Build-9775</meta:generator>
    <dc:creator>макс </dc:creator>
    <meta:document-statistic meta:table-count="0" meta:image-count="0" meta:object-count="0" meta:page-count="107" meta:paragraph-count="2218" meta:word-count="50977" meta:character-count="324558"/>
  </office:meta>
</office:document-meta>
</file>